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985cm" table:align="margins"/>
    </style:style>
    <style:style style:name="Table1.A" style:family="table-column">
      <style:table-column-properties style:column-width="6.66cm" style:rel-column-width="21840*"/>
    </style:style>
    <style:style style:name="Table1.B" style:family="table-column">
      <style:table-column-properties style:column-width="6.662cm" style:rel-column-width="21847*"/>
    </style:style>
    <style:style style:name="Table1.C" style:family="table-column">
      <style:table-column-properties style:column-width="4.785cm" style:rel-column-width="15693*"/>
    </style:style>
    <style:style style:name="Table1.D" style:family="table-column">
      <style:table-column-properties style:column-width="1.877cm" style:rel-column-width="615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9.985cm" table:align="margins" style:writing-mode="lr-tb"/>
    </style:style>
    <style:style style:name="Table2.A" style:family="table-column">
      <style:table-column-properties style:column-width="4.995cm" style:rel-column-width="16380*"/>
    </style:style>
    <style:style style:name="Table2.B" style:family="table-column">
      <style:table-column-properties style:column-width="4.997cm" style:rel-column-width="16387*"/>
    </style:style>
    <style:style style:name="Table2.C" style:family="table-column">
      <style:table-column-properties style:column-width="8.234cm" style:rel-column-width="27001*"/>
    </style:style>
    <style:style style:name="Table2.D" style:family="table-column">
      <style:table-column-properties style:column-width="1.759cm" style:rel-column-width="57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9.985cm" table:align="margins" style:writing-mode="lr-tb"/>
    </style:style>
    <style:style style:name="Table3.A" style:family="table-column">
      <style:table-column-properties style:column-width="3.81cm" style:rel-column-width="2160*"/>
    </style:style>
    <style:style style:name="Table3.B" style:family="table-column">
      <style:table-column-properties style:column-width="7.303cm" style:rel-column-width="4140*"/>
    </style:style>
    <style:style style:name="Table3.C" style:family="table-column">
      <style:table-column-properties style:column-width="7.391cm" style:rel-column-width="4190*"/>
    </style:style>
    <style:style style:name="Table3.D" style:family="table-column">
      <style:table-column-properties style:column-width="1.482cm" style:rel-column-width="840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3.4" style:family="table-row">
      <style:table-row-properties style:min-row-height="3.891cm"/>
    </style:style>
    <style:style style:name="P1" style:family="paragraph" style:parent-style-name="Heading_20_1">
      <style:text-properties officeooo:rsid="00096849" officeooo:paragraph-rsid="00096849"/>
    </style:style>
    <style:style style:name="P2" style:family="paragraph" style:parent-style-name="Text_20_body">
      <style:paragraph-properties fo:margin-top="0cm" fo:margin-bottom="0cm" style:contextual-spacing="false"/>
      <style:text-properties officeooo:rsid="00096849"/>
    </style:style>
    <style:style style:name="P3" style:family="paragraph" style:parent-style-name="Text_20_body">
      <style:paragraph-properties fo:margin-top="0cm" fo:margin-bottom="0cm" style:contextual-spacing="false"/>
      <style:text-properties officeooo:rsid="001db569" officeooo:paragraph-rsid="001db569"/>
    </style:style>
    <style:style style:name="P4" style:family="paragraph" style:parent-style-name="Heading_20_3">
      <style:paragraph-properties fo:margin-top="0cm" fo:margin-bottom="0cm" style:contextual-spacing="false"/>
      <style:text-properties officeooo:rsid="00096849" officeooo:paragraph-rsid="00096849"/>
    </style:style>
    <style:style style:name="P5" style:family="paragraph" style:parent-style-name="Standard">
      <style:paragraph-properties fo:margin-top="0cm" fo:margin-bottom="0cm" style:contextual-spacing="false"/>
      <style:text-properties officeooo:rsid="0010afe1" officeooo:paragraph-rsid="0010afe1"/>
    </style:style>
    <style:style style:name="P6" style:family="paragraph" style:parent-style-name="Standard">
      <style:paragraph-properties fo:margin-top="0cm" fo:margin-bottom="0cm" style:contextual-spacing="false"/>
      <style:text-properties officeooo:rsid="000ce86c" officeooo:paragraph-rsid="0010afe1"/>
    </style:style>
    <style:style style:name="P7" style:family="paragraph" style:parent-style-name="Standard">
      <style:paragraph-properties fo:margin-top="0cm" fo:margin-bottom="0cm" style:contextual-spacing="false"/>
      <style:text-properties officeooo:rsid="000fab05" officeooo:paragraph-rsid="0010afe1"/>
    </style:style>
    <style:style style:name="P8" style:family="paragraph" style:parent-style-name="Text_20_body">
      <style:paragraph-properties fo:margin-top="0cm" fo:margin-bottom="0cm" style:contextual-spacing="false"/>
      <style:text-properties officeooo:rsid="00096849" officeooo:paragraph-rsid="00096849"/>
    </style:style>
    <style:style style:name="P9" style:family="paragraph" style:parent-style-name="Standard">
      <loext:graphic-properties draw:fill="solid" draw:fill-color="#191a1c"/>
      <style:paragraph-properties fo:background-color="#191a1c" fo:padding="0cm" fo:border="none" style:shadow="none"/>
    </style:style>
    <style:style style:name="P10" style:family="paragraph" style:parent-style-name="Standard">
      <style:paragraph-properties fo:margin-top="0cm" fo:margin-bottom="0cm" style:contextual-spacing="false"/>
      <style:text-properties officeooo:rsid="000fab05" officeooo:paragraph-rsid="000fab05"/>
    </style:style>
    <style:style style:name="P11" style:family="paragraph" style:parent-style-name="Standard">
      <style:paragraph-properties fo:margin-top="0cm" fo:margin-bottom="0cm" style:contextual-spacing="false"/>
      <style:text-properties officeooo:rsid="00096849" officeooo:paragraph-rsid="00096849"/>
    </style:style>
    <style:style style:name="P12" style:family="paragraph" style:parent-style-name="Table_20_Contents">
      <style:text-properties officeooo:rsid="00096849" officeooo:paragraph-rsid="00096849"/>
    </style:style>
    <style:style style:name="P13" style:family="paragraph" style:parent-style-name="Table_20_Contents">
      <style:text-properties officeooo:rsid="000b0acd" officeooo:paragraph-rsid="000b0acd"/>
    </style:style>
    <style:style style:name="P14" style:family="paragraph" style:parent-style-name="Standard">
      <style:text-properties officeooo:rsid="000b0acd" officeooo:paragraph-rsid="000b0acd"/>
    </style:style>
    <style:style style:name="P15" style:family="paragraph" style:parent-style-name="Standard">
      <style:paragraph-properties style:writing-mode="lr-tb" style:writing-mode-automatic="false"/>
      <style:text-properties officeooo:rsid="000b0acd" officeooo:paragraph-rsid="000b0acd"/>
    </style:style>
    <style:style style:name="P16" style:family="paragraph" style:parent-style-name="Heading_20_3">
      <style:paragraph-properties style:writing-mode="lr-tb" style:writing-mode-automatic="false"/>
      <style:text-properties officeooo:rsid="000b0acd" officeooo:paragraph-rsid="000b0acd"/>
    </style:style>
    <style:style style:name="P17" style:family="paragraph" style:parent-style-name="Text_20_body">
      <style:paragraph-properties style:writing-mode="lr-tb" style:writing-mode-automatic="false"/>
      <style:text-properties officeooo:rsid="001ab761" officeooo:paragraph-rsid="001ab761"/>
    </style:style>
    <style:style style:name="P18" style:family="paragraph" style:parent-style-name="Standard">
      <style:paragraph-properties style:writing-mode="lr-tb" style:writing-mode-automatic="false"/>
      <style:text-properties officeooo:rsid="00150491" officeooo:paragraph-rsid="00150491"/>
    </style:style>
    <style:style style:name="P19" style:family="paragraph" style:parent-style-name="Standard">
      <loext:graphic-properties draw:fill="solid" draw:fill-color="#191a1c"/>
      <style:paragraph-properties fo:background-color="#191a1c" fo:padding="0cm" fo:border="none" style:shadow="none"/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P20" style:family="paragraph" style:parent-style-name="Standard">
      <style:paragraph-properties style:writing-mode="lr-tb" style:writing-mode-automatic="false"/>
      <style:text-properties officeooo:rsid="00179e50" officeooo:paragraph-rsid="00179e50"/>
    </style:style>
    <style:style style:name="P21" style:family="paragraph" style:parent-style-name="Table_20_Contents">
      <style:text-properties officeooo:rsid="00179e50" officeooo:paragraph-rsid="00179e50"/>
    </style:style>
    <style:style style:name="P22" style:family="paragraph" style:parent-style-name="Table_20_Contents">
      <style:text-properties officeooo:rsid="0018ed53" officeooo:paragraph-rsid="0018ed53"/>
    </style:style>
    <style:style style:name="P23" style:family="paragraph" style:parent-style-name="Standard">
      <style:paragraph-properties style:writing-mode="lr-tb" style:writing-mode-automatic="false"/>
      <style:text-properties officeooo:rsid="00170390" officeooo:paragraph-rsid="00170390"/>
    </style:style>
    <style:style style:name="P24" style:family="paragraph" style:parent-style-name="Heading_20_3">
      <style:paragraph-properties style:writing-mode="lr-tb" style:writing-mode-automatic="false"/>
      <style:text-properties officeooo:rsid="00170390" officeooo:paragraph-rsid="00170390"/>
    </style:style>
    <style:style style:name="P25" style:family="paragraph" style:parent-style-name="Text_20_body">
      <style:paragraph-properties style:writing-mode="lr-tb" style:writing-mode-automatic="false"/>
      <style:text-properties officeooo:rsid="00170390" officeooo:paragraph-rsid="00170390"/>
    </style:style>
    <style:style style:name="P26" style:family="paragraph" style:parent-style-name="Standard">
      <style:paragraph-properties style:writing-mode="lr-tb" style:writing-mode-automatic="false"/>
      <style:text-properties officeooo:rsid="001b70df" officeooo:paragraph-rsid="001b70df"/>
    </style:style>
    <style:style style:name="P27" style:family="paragraph" style:parent-style-name="Table_20_Contents">
      <style:text-properties officeooo:rsid="001b70df" officeooo:paragraph-rsid="001b70df"/>
    </style:style>
    <style:style style:name="P28" style:family="paragraph" style:parent-style-name="Table_20_Contents">
      <style:text-properties officeooo:rsid="00261926" officeooo:paragraph-rsid="00261926"/>
    </style:style>
    <style:style style:name="P29" style:family="paragraph" style:parent-style-name="Table_20_Contents">
      <style:text-properties officeooo:rsid="001b70df" officeooo:paragraph-rsid="00261926"/>
    </style:style>
    <style:style style:name="P30" style:family="paragraph" style:parent-style-name="Standard">
      <style:paragraph-properties style:writing-mode="lr-tb" style:writing-mode-automatic="false"/>
      <style:text-properties officeooo:rsid="001f8d2d" officeooo:paragraph-rsid="001f8d2d"/>
    </style:style>
    <style:style style:name="P31" style:family="paragraph" style:parent-style-name="Standard">
      <style:paragraph-properties style:writing-mode="lr-tb" style:writing-mode-automatic="false"/>
      <style:text-properties officeooo:rsid="00261926" officeooo:paragraph-rsid="00261926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officeooo:rsid="000b0acd"/>
    </style:style>
    <style:style style:name="T8" style:family="text">
      <style:text-properties officeooo:rsid="00096849"/>
    </style:style>
    <style:style style:name="T9" style:family="text">
      <style:text-properties fo:color="#5f826b" loext:opacity="100%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eometric Algorithms<text:tab/><text:tab/><text:tab/><text:tab/><text:span text:style-name="T1">by Gleb R.</text:span></text:h>
      <text:p text:style-name="P2"><text:span text:style-name="Strong_20_Emphasis">Module:</text:span> IN1002 — Introduction to Algorithms</text:p>
      <text:p text:style-name="P2"/>
      <text:p text:style-name="P3">(All testing code can be found within the Java class file of the algorithm it tests)</text:p>
      <text:p text:style-name="P2"/>
      <text:h text:style-name="P4" text:outline-level="3">Algorithm 1: Orientation Test (CCW Predicate)</text:h>
      <text:p text:style-name="P5">Precondition:</text:p>
      <text:p text:style-name="P5">Three points must lie on a 2D plane.</text:p>
      <text:p text:style-name="P5"/>
      <text:p text:style-name="P5">Postcondition:</text:p>
      <text:p text:style-name="P5">The output will be -1, 0, or 1.</text:p>
      <text:p text:style-name="P6"/>
      <text:p text:style-name="P6">Explanation:</text:p>
      <text:p text:style-name="P7">This algorithm finds the determinant of the vector p2 → p3, which can be expressed as the matrix:</text:p>
      <text:p text:style-name="P7">(p2.x -p1.x) (p3.x-p1.x)</text:p>
      <text:p text:style-name="P7">(p2.y-p1.y) (p3.y-p1.y)</text:p>
      <text:p text:style-name="P7"/>
      <text:p text:style-name="P8">Java code:</text:p>
      <text:p text:style-name="P9" loext:marker-style-name="T2"><text:span text:style-name="T3">public static int </text:span><text:span text:style-name="T4">orientation</text:span><text:span text:style-name="T2">(Point p1, Point p2, Point p3) {<text:line-break/> </text:span><text:span text:style-name="T3">return </text:span><text:span text:style-name="T2">(</text:span><text:span text:style-name="T3">int</text:span><text:span text:style-name="T2">)Math.</text:span><text:span text:style-name="T5">signum</text:span><text:span text:style-name="T2">((p2.</text:span><text:span text:style-name="T6">x </text:span><text:span text:style-name="T2">- p1.</text:span><text:span text:style-name="T6">x</text:span><text:span text:style-name="T2">) * (p3.</text:span><text:span text:style-name="T6">y </text:span><text:span text:style-name="T2">- p1.</text:span><text:span text:style-name="T6">y</text:span><text:span text:style-name="T2">) - (p2.</text:span><text:span text:style-name="T6">y</text:span><text:span text:style-name="T2">-p1.</text:span><text:span text:style-name="T6">y</text:span><text:span text:style-name="T2">) * (p3.</text:span><text:span text:style-name="T6">x </text:span><text:span text:style-name="T2">- p1.</text:span><text:span text:style-name="T6">x</text:span><text:span text:style-name="T2">));<text:line-break/>}</text:span></text:p>
      <text:p text:style-name="P10"/>
      <text:p text:style-name="P11">Test: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Input</text:p>
          </table:table-cell>
          <table:table-cell table:style-name="Table1.A1" office:value-type="string">
            <text:p text:style-name="P12">Expected Result</text:p>
          </table:table-cell>
          <table:table-cell table:style-name="Table1.A1" office:value-type="string">
            <text:p text:style-name="P12">Actual <text:span text:style-name="T7">Output</text:span></text:p>
          </table:table-cell>
          <table:table-cell table:style-name="Table1.D1" office:value-type="string">
            <text:p text:style-name="P13">Match?</text:p>
          </table:table-cell>
        </table:table-row>
        <table:table-row>
          <table:table-cell table:style-name="Table1.A2" office:value-type="string">
            <text:p text:style-name="P12">(0, 0), (0, 1), (1, 2)</text:p>
          </table:table-cell>
          <table:table-cell table:style-name="Table1.A2" office:value-type="string">
            <text:p text:style-name="Table_20_Contents">-<text:span text:style-name="T8">1</text:span></text:p>
          </table:table-cell>
          <table:table-cell table:style-name="Table1.A2" office:value-type="string">
            <text:p text:style-name="Table_20_Contents">-<text:span text:style-name="T8">1</text:span></text:p>
          </table:table-cell>
          <table:table-cell table:style-name="Table1.D2" office:value-type="string">
            <text:p text:style-name="P13">Y</text:p>
          </table:table-cell>
        </table:table-row>
        <table:table-row>
          <table:table-cell table:style-name="Table1.A2" office:value-type="string">
            <text:p text:style-name="P12">(0, 0), (0, 1), (0, 2)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D2" office:value-type="string">
            <text:p text:style-name="P13">Y</text:p>
          </table:table-cell>
        </table:table-row>
        <table:table-row>
          <table:table-cell table:style-name="Table1.A2" office:value-type="string">
            <text:p text:style-name="P12">(0, 0), (0, 1), (-1, 2)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1</text:p>
          </table:table-cell>
          <table:table-cell table:style-name="Table1.D2" office:value-type="string">
            <text:p text:style-name="P13">Y</text:p>
          </table:table-cell>
        </table:table-row>
      </table:table>
      <text:p text:style-name="P11"/>
      <text:p text:style-name="P14">Complexity:</text:p>
      <text:p text:style-name="P15">The algorithm can only ever take in three points, and it will always perform the same operation on them. It features no loops whatsoever — the complexity is O(1)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h text:style-name="P16" text:outline-level="3">Algorithm 2: Area of a Polygon (Shoelace Formula) </text:h>
      <text:p text:style-name="P17">Precondition:</text:p>
      <text:p text:style-name="P17">The input comprises an ordered set of points that lie on a plane and construct a polygon with no intersections.</text:p>
      <text:p text:style-name="P17">Postcondition:<text:line-break/>The output is a positive number (that may or may not be rational?).</text:p>
      <text:p text:style-name="P18">Java code:</text:p>
      <text:p text:style-name="P9" loext:marker-style-name="T2"><text:span text:style-name="T9">/// Find the area of a polygon using an ordered array of points on a plane, where each is connected to the last and the next.<text:line-break/></text:span><text:span text:style-name="T3">public static double </text:span><text:span text:style-name="T4">polygonArea</text:span><text:span text:style-name="T2">(Point[] vertices) {<text:line-break/> <text:s text:c="3"/></text:span><text:span text:style-name="T10">//Create a double to add to for each vertex.<text:line-break/> <text:s text:c="3"/></text:span><text:span text:style-name="T3">double </text:span><text:span text:style-name="T2">output = </text:span><text:span text:style-name="T11">0.0</text:span><text:span text:style-name="T2">;<text:line-break/> <text:s text:c="3"/></text:span><text:span text:style-name="T10">//We want to perform the calculation for every pair of connected vertices, including the last and the first<text:line-break/> <text:s text:c="3"/>//of the array. Thus, we make a new array and duplicate the first vertex at the end.<text:line-break/> <text:s text:c="3"/></text:span><text:span text:style-name="T2">Point[] verticesButComplete = </text:span><text:span text:style-name="T3">new </text:span><text:span text:style-name="T2">Point[vertices.</text:span><text:span text:style-name="T6">length </text:span><text:span text:style-name="T2">+ </text:span><text:span text:style-name="T11">1</text:span><text:span text:style-name="T2">];<text:line-break/> <text:s text:c="3"/>System.</text:span><text:span text:style-name="T5">arraycopy</text:span><text:span text:style-name="T2">(vertices, </text:span><text:span text:style-name="T11">0</text:span><text:span text:style-name="T2">, verticesButComplete, </text:span><text:span text:style-name="T11">0</text:span><text:span text:style-name="T2">, vertices.</text:span><text:span text:style-name="T6">length</text:span><text:span text:style-name="T2">);<text:line-break/> <text:s text:c="3"/>verticesButComplete[vertices.</text:span><text:span text:style-name="T6">length</text:span><text:span text:style-name="T2">] = vertices[</text:span><text:span text:style-name="T11">0</text:span><text:span text:style-name="T2">];<text:line-break/> <text:s text:c="3"/></text:span><text:span text:style-name="T3">for </text:span><text:span text:style-name="T2">(</text:span><text:span text:style-name="T3">int </text:span><text:span text:style-name="T2">i = </text:span><text:span text:style-name="T11">0</text:span><text:span text:style-name="T2">; i &lt; vertices.</text:span><text:span text:style-name="T6">length</text:span><text:span text:style-name="T2">; i++) {<text:line-break/> <text:s text:c="7"/>output += (verticesButComplete[i].</text:span><text:span text:style-name="T6">x </text:span><text:span text:style-name="T2">* verticesButComplete[i+</text:span><text:span text:style-name="T11">1</text:span><text:span text:style-name="T2">].</text:span><text:span text:style-name="T6">y</text:span><text:span text:style-name="T2">) - (verticesButComplete[i+</text:span><text:span text:style-name="T11">1</text:span><text:span text:style-name="T2">].</text:span><text:span text:style-name="T6">x </text:span><text:span text:style-name="T2">* verticesButComplete[i].</text:span><text:span text:style-name="T6">y</text:span><text:span text:style-name="T2">);<text:line-break/> <text:s text:c="3"/>}<text:line-break/> <text:s text:c="3"/></text:span><text:span text:style-name="T10">//Area is not signed. It would be positive or negative depending on the position of the vertices, but we do not<text:line-break/> <text:s text:c="3"/>//have a use for that, so we make it absolute.<text:line-break/> <text:s text:c="3"/></text:span><text:span text:style-name="T2">output = Math.</text:span><text:span text:style-name="T5">abs</text:span><text:span text:style-name="T2">(output);<text:line-break/> <text:s text:c="3"/></text:span><text:span text:style-name="T3">return </text:span><text:span text:style-name="T2">output / </text:span><text:span text:style-name="T11">2</text:span><text:span text:style-name="T2">;<text:line-break/>}</text:span></text:p>
      <text:p text:style-name="P19" loext:marker-style-name="T2"/>
      <text:p text:style-name="P18"/>
      <text:p text:style-name="P20">Test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1">Input</text:p>
          </table:table-cell>
          <table:table-cell table:style-name="Table2.A1" office:value-type="string">
            <text:p text:style-name="P21">Expected Result</text:p>
          </table:table-cell>
          <table:table-cell table:style-name="Table2.A1" office:value-type="string">
            <text:p text:style-name="P21">Actual Output</text:p>
          </table:table-cell>
          <table:table-cell table:style-name="Table2.D1" office:value-type="string">
            <text:p text:style-name="P21">Match?</text:p>
          </table:table-cell>
        </table:table-row>
        <table:table-row>
          <table:table-cell table:style-name="Table2.A2" office:value-type="string">
            <text:p text:style-name="P21">Right-Angled Triangle</text:p>
            <text:p text:style-name="P21">(0, 0), (0, 2), (2, 2)</text:p>
          </table:table-cell>
          <table:table-cell table:style-name="Table2.A2" office:value-type="string">
            <text:p text:style-name="P21">2.0</text:p>
          </table:table-cell>
          <table:table-cell table:style-name="Table2.A2" office:value-type="string">
            <text:p text:style-name="P21">2.0</text:p>
          </table:table-cell>
          <table:table-cell table:style-name="Table2.D2" office:value-type="string">
            <text:p text:style-name="P21">Y</text:p>
          </table:table-cell>
        </table:table-row>
        <table:table-row>
          <table:table-cell table:style-name="Table2.A2" office:value-type="string">
            <text:p text:style-name="P21">A Unit Square</text:p>
            <text:p text:style-name="P21">(0, 0), (0, 1), (1, 1), (1, 0)</text:p>
          </table:table-cell>
          <table:table-cell table:style-name="Table2.A2" office:value-type="string">
            <text:p text:style-name="P21">1.0</text:p>
          </table:table-cell>
          <table:table-cell table:style-name="Table2.A2" office:value-type="string">
            <text:p text:style-name="P21">1.0</text:p>
          </table:table-cell>
          <table:table-cell table:style-name="Table2.D2" office:value-type="string">
            <text:p text:style-name="P21">Y</text:p>
          </table:table-cell>
        </table:table-row>
        <table:table-row>
          <table:table-cell table:style-name="Table2.A2" office:value-type="string">
            <text:p text:style-name="P21">An Irregular Polygon with Five Vertices</text:p>
            <text:p text:style-name="P21">(0, 0), (2, 3), (3, 4), (-3, 5), (-2, 0)</text:p>
          </table:table-cell>
          <table:table-cell table:style-name="Table2.A2" office:value-type="string">
            <text:p text:style-name="P22">18.0</text:p>
          </table:table-cell>
          <table:table-cell table:style-name="Table2.A2" office:value-type="string">
            <text:p text:style-name="P21">18.0</text:p>
          </table:table-cell>
          <table:table-cell table:style-name="Table2.D2" office:value-type="string">
            <text:p text:style-name="P22">Y</text:p>
          </table:table-cell>
        </table:table-row>
      </table:table>
      <text:p text:style-name="P20"/>
      <text:p text:style-name="P18"/>
      <text:p text:style-name="P23">Complexity:</text:p>
      <text:p text:style-name="P23">The algorithm performs two multiplications and an addition for each vertex in a polygon. Given a polygon with n points, the complexity will be O(n).</text:p>
      <text:p text:style-name="P23"/>
      <text:p text:style-name="P23"/>
      <text:h text:style-name="P24" text:outline-level="3">Algorithm 3: Convex Hull (Jarvis March / Gift Wrapping)</text:h>
      <text:p text:style-name="P25"/>
      <text:p text:style-name="P26"><text:soft-page-break/>Java code:</text:p>
      <text:p text:style-name="P9" loext:marker-style-name="T2"><text:span text:style-name="T3">static int </text:span><text:span text:style-name="T12">DEBUG_checkCount </text:span><text:span text:style-name="T2">= </text:span><text:span text:style-name="T11">0</text:span><text:span text:style-name="T2">;<text:line-break/></text:span><text:span text:style-name="T3">public static </text:span><text:span text:style-name="T2">List&lt;Point&gt; </text:span><text:span text:style-name="T4">convexHull</text:span><text:span text:style-name="T2">(Point[] points) {<text:line-break/> <text:s text:c="3"/></text:span><text:span text:style-name="T12">DEBUG_checkCount </text:span><text:span text:style-name="T2">= </text:span><text:span text:style-name="T11">0</text:span><text:span text:style-name="T2">;<text:line-break/> <text:s text:c="3"/></text:span><text:span text:style-name="T3">if </text:span><text:span text:style-name="T2">(points.</text:span><text:span text:style-name="T6">length </text:span><text:span text:style-name="T2">&lt; </text:span><text:span text:style-name="T11">2</text:span><text:span text:style-name="T2">) {<text:line-break/> <text:s text:c="7"/>IO.</text:span><text:span text:style-name="T5">println</text:span><text:span text:style-name="T2">(</text:span><text:span text:style-name="T13">"Please provide a list of more than one point to avoid an infinite loop " </text:span><text:span text:style-name="T2">+<text:line-break/> <text:s text:c="3"/></text:span><text:span text:style-name="T13">"(should really be more than three, but we are required to test this on a triangle)"</text:span><text:span text:style-name="T2">);<text:line-break/> <text:s text:c="7"/></text:span><text:span text:style-name="T3">return </text:span><text:span text:style-name="T2">Arrays.</text:span><text:span text:style-name="T5">asList</text:span><text:span text:style-name="T2">(points);<text:line-break/> <text:s text:c="3"/>}<text:line-break/> <text:s text:c="3"/>ArrayList&lt;Point&gt; startingList = </text:span><text:span text:style-name="T3">new </text:span><text:span text:style-name="T2">ArrayList&lt;&gt;(Arrays.</text:span><text:span text:style-name="T5">asList</text:span><text:span text:style-name="T2">(points));<text:line-break/> <text:s text:c="3"/>ArrayList&lt;Point&gt; output = </text:span><text:span text:style-name="T3">new </text:span><text:span text:style-name="T2">ArrayList&lt;Point&gt;();<text:line-break/> <text:s text:c="3"/></text:span><text:span text:style-name="T3">double </text:span><text:span text:style-name="T2">lowestX = startingList.getFirst().</text:span><text:span text:style-name="T6">x</text:span><text:span text:style-name="T2">;<text:line-break/> <text:s text:c="3"/>Point startingPoint = startingList.getFirst();<text:line-break/> <text:s text:c="3"/></text:span><text:span text:style-name="T10">//Find the leftmost point, guaranteed to be on the hull.<text:line-break/> <text:s text:c="3"/></text:span><text:span text:style-name="T3">for </text:span><text:span text:style-name="T2">(</text:span><text:span text:style-name="T3">int </text:span><text:span text:style-name="T2">i = </text:span><text:span text:style-name="T11">1</text:span><text:span text:style-name="T2">; i &lt; startingList.size(); i++) {<text:line-break/> <text:s text:c="7"/></text:span><text:span text:style-name="T3">if </text:span><text:span text:style-name="T2">(startingList.get(i).</text:span><text:span text:style-name="T6">x </text:span><text:span text:style-name="T2">&lt; lowestX) {<text:line-break/> <text:s text:c="11"/>lowestX = startingList.get(i).</text:span><text:span text:style-name="T6">x</text:span><text:span text:style-name="T2">;<text:line-break/> <text:s text:c="11"/>startingPoint = startingList.get(i);<text:line-break/> <text:s text:c="7"/>}<text:line-break/> <text:s text:c="3"/>}<text:line-break/> <text:s text:c="3"/>output.addLast(startingPoint);<text:line-break/> <text:s text:c="3"/></text:span><text:span text:style-name="T10">//Remove it from the list until we have found a second hull point to make sure that we don't end early.<text:line-break/> <text:s text:c="3"/></text:span><text:span text:style-name="T2">startingList.remove(startingPoint);<text:line-break/> <text:s text:c="3"/>Point currentPoint = startingList.getFirst();<text:line-break/> <text:s text:c="3"/></text:span><text:span text:style-name="T3">int </text:span><text:span text:style-name="T2">DEBUG_loopCount = </text:span><text:span text:style-name="T11">0</text:span><text:span text:style-name="T2">;<text:line-break/> <text:s text:c="3"/></text:span><text:span text:style-name="T3">while </text:span><text:span text:style-name="T2">(</text:span><text:span text:style-name="T3">true</text:span><text:span text:style-name="T2">) {<text:line-break/> <text:s text:c="7"/>DEBUG_loopCount++;<text:line-break/> <text:s text:c="7"/></text:span><text:span text:style-name="T10">//We make use of our knowledge that the starting point is at the END of the list/<text:line-break/> <text:s text:c="7"/></text:span><text:span text:style-name="T3">if </text:span><text:span text:style-name="T2">(currentPoint == startingPoint) {<text:line-break/> <text:s text:c="11"/>IO.</text:span><text:span text:style-name="T5">println</text:span><text:span text:style-name="T2">(</text:span><text:span text:style-name="T13">"[DEBUG] Loop count: " </text:span><text:span text:style-name="T2">+ DEBUG_loopCount + </text:span><text:span text:style-name="T13">", Check count: " </text:span><text:span text:style-name="T2">+ </text:span><text:span text:style-name="T12">DEBUG_checkCount</text:span><text:span text:style-name="T2">);<text:line-break/> <text:s text:c="11"/></text:span><text:span text:style-name="T3">return </text:span><text:span text:style-name="T2">output;<text:line-break/> <text:s text:c="7"/>}<text:line-break/> <text:s text:c="7"/>Point potentialNextPoint = </text:span><text:span text:style-name="T5">checkPoint</text:span><text:span text:style-name="T2">(output.getLast(), currentPoint, startingList, startingPoint);<text:line-break/> <text:s text:c="7"/></text:span><text:span text:style-name="T3">if </text:span><text:span text:style-name="T2">(potentialNextPoint == currentPoint) {<text:line-break/> <text:s text:c="11"/></text:span><text:span text:style-name="T3">if </text:span><text:span text:style-name="T2">(output.size() == </text:span><text:span text:style-name="T11">1</text:span><text:span text:style-name="T2">)<text:line-break/> <text:s text:c="15"/></text:span><text:span text:style-name="T10">//We need to make sure we close the polygon, so the starting point is added once again.<text:line-break/> <text:s text:c="15"/></text:span><text:span text:style-name="T2">startingList.addLast(startingPoint);<text:line-break/> <text:s text:c="11"/>output.add(currentPoint);<text:line-break/> <text:s text:c="11"/>startingList.remove(currentPoint);<text:line-break/> <text:s text:c="11"/>currentPoint = startingList.getFirst();<text:line-break/> <text:s text:c="7"/>} </text:span><text:span text:style-name="T3">else </text:span><text:span text:style-name="T2">{<text:line-break/> <text:s text:c="11"/>currentPoint = potentialNextPoint;<text:line-break/> <text:s text:c="7"/>}<text:line-break/> <text:s text:c="3"/>}<text:line-break/>}<text:line-break/></text:span><text:span text:style-name="T3">private static </text:span><text:span text:style-name="T2">Point </text:span><text:span text:style-name="T4">checkPoint</text:span><text:span text:style-name="T2">(Point knownHullPoint, Point pointToCheck, List&lt;Point&gt; otherPoints, Point startingPoint) {<text:line-break/> <text:s text:c="3"/></text:span><text:span text:style-name="T12">DEBUG_checkCount</text:span><text:span text:style-name="T2">++;<text:line-break/> <text:s text:c="3"/>List&lt;Point&gt; tempList = </text:span><text:span text:style-name="T3">new </text:span><text:span text:style-name="T2">ArrayList&lt;&gt;(otherPoints);<text:line-break/> <text:s text:c="3"/>tempList.remove(pointToCheck);<text:line-break/> <text:s text:c="3"/></text:span><text:span text:style-name="T3">for </text:span><text:span text:style-name="T2">(Point o : tempList) {<text:line-break/> <text:s text:c="7"/></text:span><text:span text:style-name="T12">DEBUG_checkCount</text:span><text:span text:style-name="T2">++;<text:line-break/> <text:s text:c="7"/></text:span><text:span text:style-name="T3">if </text:span><text:span text:style-name="T2">(</text:span><text:span text:style-name="T5">orientation</text:span><text:span text:style-name="T2">(knownHullPoint, pointToCheck, o) &lt; </text:span><text:span text:style-name="T11">0</text:span><text:span text:style-name="T2">) {<text:line-break/></text:span><text:soft-page-break/><text:span text:style-name="T2"> <text:s text:c="15"/></text:span><text:span text:style-name="T3">return </text:span><text:span text:style-name="T2">o;<text:line-break/> <text:s text:c="7"/>}<text:line-break/> <text:s text:c="3"/>}<text:line-break/> <text:s text:c="3"/></text:span><text:span text:style-name="T3">return </text:span><text:span text:style-name="T2">pointToCheck;<text:line-break/>}</text:span></text:p>
      <text:p text:style-name="P26"/>
      <text:p text:style-name="P23"/>
      <text:p text:style-name="P26">Test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7">Input</text:p>
          </table:table-cell>
          <table:table-cell table:style-name="Table3.A1" office:value-type="string">
            <text:p text:style-name="P27">Expected Result</text:p>
          </table:table-cell>
          <table:table-cell table:style-name="Table3.A1" office:value-type="string">
            <text:p text:style-name="P27">Actual Output</text:p>
          </table:table-cell>
          <table:table-cell table:style-name="Table3.D1" office:value-type="string">
            <text:p text:style-name="P27">Match?</text:p>
          </table:table-cell>
        </table:table-row>
        <table:table-row>
          <table:table-cell table:style-name="Table3.A2" office:value-type="string">
            <text:p text:style-name="P27">Triangle</text:p>
            <text:p text:style-name="P27">(0.0, 0.0), (1.0, 1.0), (0.0, 1.0)</text:p>
          </table:table-cell>
          <table:table-cell table:style-name="Table3.A2" office:value-type="string">
            <text:p text:style-name="Table_20_Contents">(0.0, 0.0), (1.0, 1.0), (0.0, 1.0)</text:p>
          </table:table-cell>
          <table:table-cell table:style-name="Table3.A2" office:value-type="string">
            <text:p text:style-name="Table_20_Contents">(0.0, 0.0), (1.0, 1.0), (0.0, 1.0)</text:p>
          </table:table-cell>
          <table:table-cell table:style-name="Table3.D2" office:value-type="string">
            <text:p text:style-name="P27">Y</text:p>
          </table:table-cell>
        </table:table-row>
        <table:table-row>
          <table:table-cell table:style-name="Table3.A2" office:value-type="string">
            <text:p text:style-name="P27">Miscellaneous Set of Points</text:p>
            <text:p text:style-name="P27">(1.0, 3.0), (0.0, 4.0), (2.0, -1.0), (1.0, 2.0), (-5.0, -5.0), (5.0, -5.0), (0.0, 0.0), (-1.0, -3.0)</text:p>
          </table:table-cell>
          <table:table-cell table:style-name="Table3.A2" office:value-type="string">
            <text:p text:style-name="Table_20_Contents">(-5.0, -5.0), (5.0, -5.0), (1.0, 3.0), (0.0, 4.0)</text:p>
          </table:table-cell>
          <table:table-cell table:style-name="Table3.A2" office:value-type="string">
            <text:p text:style-name="Table_20_Contents">(-5.0, -5.0), (5.0, -5.0), (1.0, 3.0), (0.0, 4.0)</text:p>
          </table:table-cell>
          <table:table-cell table:style-name="Table3.D2" office:value-type="string">
            <text:p text:style-name="P27">Y</text:p>
          </table:table-cell>
        </table:table-row>
        <table:table-row table:style-name="Table3.4">
          <table:table-cell table:style-name="Table3.A2" office:value-type="string">
            <text:p text:style-name="P28">Random Set of Points</text:p>
            <text:p text:style-name="P29">(9.0, 5.0), (5.0, 8.0), (8.0, 2.0), (2.0, 8.0), (8.0, 8.0), (4.0, 2.0), (0.0, 3.0), (7.0, 4.0), (4.0, 6.0)</text:p>
          </table:table-cell>
          <table:table-cell table:style-name="Table3.A2" office:value-type="string">
            <text:p text:style-name="Table_20_Contents">(0.0, 3.0), (4.0, 2.0), (8.0, 2.0), (9.0, 5.0), (8.0, 8.0), (5.0, 8.0), (2.0, 8.0)</text:p>
          </table:table-cell>
          <table:table-cell table:style-name="Table3.A2" office:value-type="string">
            <text:p text:style-name="Table_20_Contents">(0.0, 3.0), (4.0, 2.0), (8.0, 2.0), (9.0, 5.0), (8.0, 8.0), (5.0, 8.0), (2.0, 8.0)</text:p>
          </table:table-cell>
          <table:table-cell table:style-name="Table3.D2" office:value-type="string">
            <text:p text:style-name="P28">Y</text:p>
          </table:table-cell>
        </table:table-row>
      </table:table>
      <text:p text:style-name="P26"/>
      <text:p text:style-name="P30">Complexity:</text:p>
      <text:p text:style-name="P30">For a list of n points and h vertices on the convex hull:</text:p>
      <text:p text:style-name="P30">n operations find the leftmost point.</text:p>
      <text:p text:style-name="P31">In the worst case scenario, it takes n operations to find the next hull vertex. This is thus performed h number of times — the complexity is O(nh).</text:p>
      <text:p text:style-name="P30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92cm" style:type="center"/>
          <style:tab-stop style:position="19.98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992cm" style:type="center"/>
          <style:tab-stop style:position="19.985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12cm" fo:margin-right="0.5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9T20:44:50.157322450</meta:creation-date>
    <dc:date>2026-04-21T02:40:08.196184020</dc:date>
    <meta:editing-duration>PT3H39M14S</meta:editing-duration>
    <meta:editing-cycles>12</meta:editing-cycles>
    <meta:generator>LibreOffice/26.2.2.2$Linux_X86_64 LibreOffice_project/b8d3d8168498fa6cc231901342a3b8d72dd2bb7e</meta:generator>
    <meta:document-statistic meta:table-count="3" meta:image-count="0" meta:object-count="0" meta:page-count="4" meta:paragraph-count="88" meta:word-count="879" meta:character-count="6074" meta:non-whitespace-character-count="4843"/>
  </office:meta>
</office:document-meta>
</file>